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42.52cm" svg:y="6.12cm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cm" svg:y1="7.39cm" svg:x2="43.79cm" svg:y2="8.66cm" draw:start-shape="id1" draw:start-glue-point="2" draw:end-shape="id2" draw:end-glue-point="0" svg:d="M43790 7390v1270" svg:viewBox="0 0 1 1271">
          <text:p/>
        </draw:connector>
        <draw:custom-shape draw:style-name="gr1" draw:text-style-name="P2" xml:id="id3" draw:id="id3" draw:layer="layout" svg:width="2.54cm" svg:height="1.27cm" svg:x="42.521cm" svg:y="16.28cm">
          <text:p text:style-name="P1"><text:span text:style-name="T1">dib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1cm" svg:y1="17.55cm" svg:x2="43.789cm" svg:y2="18.842cm" draw:start-shape="id3" draw:start-glue-point="2" svg:d="M43791 17550l-2 1292" svg:viewBox="0 0 3 1293">
          <text:p/>
        </draw:connector>
        <draw:custom-shape draw:style-name="gr1" draw:text-style-name="P2" xml:id="id4" draw:id="id4" draw:layer="layout" svg:width="2.54cm" svg:height="1.27cm" svg:x="42.521cm" svg:y="18.82cm">
          <text:p text:style-name="P1"><text:span text:style-name="T1">ir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1cm" svg:y1="20.09cm" svg:x2="43.79cm" svg:y2="21.36cm" draw:start-shape="id4" draw:start-glue-point="2" draw:end-shape="id5" draw:end-glue-point="4" svg:d="M43791 20090l-1 1270" svg:viewBox="0 0 2 1271">
          <text:p/>
        </draw:connector>
        <draw:custom-shape draw:style-name="gr3" draw:text-style-name="P4" xml:id="id5" draw:id="id5" draw:layer="layout" svg:width="2.032cm" svg:height="2.032cm" svg:x="42.774cm" svg:y="21.36cm">
          <text:p text:style-name="P3"><text:span text:style-name="T1">Typ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2.54cm" svg:height="1.27cm" svg:x="25.646cm" svg:y="24.408cm">
          <text:p text:style-name="P1"><text:span text:style-name="T1">Jumps and</text:span><text:span text:style-name="T1"><text:line-break/></text:span><text:span text:style-name="T1">Mis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37.203cm" svg:y="24.408cm">
          <text:p text:style-name="P1"><text:span text:style-name="T2">Arithme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4cm" svg:height="1.27cm" svg:x="47.363cm" svg:y="24.408cm">
          <text:p text:style-name="P1"><text:span text:style-name="T1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63.111cm" svg:y="24.408cm">
          <text:p text:style-name="P1"><text:span text:style-name="T2">Memory</text:span></text:p>
          <text:p text:style-name="P1"><text:span text:style-name="T2">Ma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0.064cm" svg:x1="43.79cm" svg:y1="23.392cm" svg:x2="26.916cm" svg:y2="24.408cm" draw:start-shape="id5" draw:start-glue-point="6" draw:end-shape="id6" draw:end-glue-point="0" svg:d="M43790 23392v445h-16874v571" svg:viewBox="0 0 16875 1017">
          <text:p/>
        </draw:connector>
        <draw:connector draw:style-name="gr2" draw:text-style-name="P3" draw:layer="layout" draw:line-skew="-0.064cm" svg:x1="43.79cm" svg:y1="23.392cm" svg:x2="64.381cm" svg:y2="24.408cm" draw:start-shape="id5" draw:start-glue-point="6" draw:end-shape="id7" draw:end-glue-point="0" svg:d="M43790 23392v445h20591v571" svg:viewBox="0 0 20592 1017">
          <text:p/>
        </draw:connector>
        <draw:connector draw:style-name="gr2" draw:text-style-name="P3" draw:layer="layout" draw:line-skew="-0.064cm" svg:x1="43.79cm" svg:y1="23.392cm" svg:x2="38.473cm" svg:y2="24.408cm" draw:start-shape="id5" draw:start-glue-point="6" draw:end-shape="id8" svg:d="M43790 23392v445h-5317v571" svg:viewBox="0 0 5318 1017">
          <text:p/>
        </draw:connector>
        <draw:connector draw:style-name="gr2" draw:text-style-name="P3" draw:layer="layout" draw:line-skew="-0.064cm" svg:x1="43.79cm" svg:y1="23.392cm" svg:x2="48.633cm" svg:y2="24.408cm" draw:start-shape="id5" draw:start-glue-point="6" draw:end-shape="id9" svg:d="M43790 23392v445h4843v571" svg:viewBox="0 0 4844 1017">
          <text:p/>
        </draw:connector>
        <draw:connector draw:style-name="gr2" draw:text-style-name="P3" draw:layer="layout" draw:type="line" svg:x1="26.916cm" svg:y1="25.678cm" svg:x2="26.914cm" svg:y2="26.97cm" svg:d="M26916 25678l-2 1292" svg:viewBox="0 0 3 1293">
          <text:p/>
        </draw:connector>
        <draw:custom-shape draw:style-name="gr3" draw:text-style-name="P4" draw:layer="layout" svg:width="2.032cm" svg:height="2.032cm" svg:x="25.9cm" svg:y="26.948cm">
          <text:p text:style-name="P3"><text:span text:style-name="T1">Typ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6.917cm" svg:y1="25.679cm" svg:x2="26.915cm" svg:y2="26.971cm" svg:d="M26917 25679l-2 1292" svg:viewBox="0 0 3 1293">
          <text:p/>
        </draw:connector>
        <draw:custom-shape draw:style-name="gr3" draw:text-style-name="P4" xml:id="id13" draw:id="id13" draw:layer="layout" svg:width="2.032cm" svg:height="2.032cm" svg:x="25.9cm" svg:y="26.948cm">
          <text:p text:style-name="P3"><text:span text:style-name="T1">Whi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8.473cm" svg:y1="25.678cm" svg:x2="38.471cm" svg:y2="26.97cm" svg:d="M38473 25678l-2 1292" svg:viewBox="0 0 3 1293">
          <text:p/>
        </draw:connector>
        <draw:custom-shape draw:style-name="gr3" draw:text-style-name="P4" draw:layer="layout" svg:width="2.032cm" svg:height="2.032cm" svg:x="37.457cm" svg:y="26.948cm">
          <text:p text:style-name="P3"><text:span text:style-name="T1">Typ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8.474cm" svg:y1="25.679cm" svg:x2="38.472cm" svg:y2="26.971cm" svg:d="M38474 25679l-2 1292" svg:viewBox="0 0 3 1293">
          <text:p/>
        </draw:connector>
        <draw:custom-shape draw:style-name="gr3" draw:text-style-name="P4" xml:id="id10" draw:id="id10" draw:layer="layout" svg:width="2.032cm" svg:height="2.032cm" svg:x="37.457cm" svg:y="26.948cm">
          <text:p text:style-name="P3"><text:span text:style-name="T1">Whi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48.633cm" svg:y1="25.678cm" svg:x2="48.631cm" svg:y2="26.97cm" svg:d="M48633 25678l-2 1292" svg:viewBox="0 0 3 1293">
          <text:p/>
        </draw:connector>
        <draw:custom-shape draw:style-name="gr3" draw:text-style-name="P4" draw:layer="layout" svg:width="2.032cm" svg:height="2.032cm" svg:x="47.617cm" svg:y="26.948cm">
          <text:p text:style-name="P3"><text:span text:style-name="T1">Typ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48.634cm" svg:y1="25.679cm" svg:x2="48.632cm" svg:y2="26.971cm" svg:d="M48634 25679l-2 1292" svg:viewBox="0 0 3 1293">
          <text:p/>
        </draw:connector>
        <draw:custom-shape draw:style-name="gr3" draw:text-style-name="P4" xml:id="id21" draw:id="id21" draw:layer="layout" svg:width="2.032cm" svg:height="2.032cm" svg:x="47.617cm" svg:y="26.948cm">
          <text:p text:style-name="P3"><text:span text:style-name="T1">Whi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4.38cm" svg:y1="25.678cm" svg:x2="64.378cm" svg:y2="26.97cm" svg:d="M64380 25678l-2 1292" svg:viewBox="0 0 3 1293">
          <text:p/>
        </draw:connector>
        <draw:custom-shape draw:style-name="gr3" draw:text-style-name="P4" xml:id="id27" draw:id="id27" draw:layer="layout" svg:width="2.032cm" svg:height="2.032cm" svg:x="63.365cm" svg:y="26.948cm">
          <text:p text:style-name="P3"><text:span text:style-name="T1">Whi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2.54cm" svg:height="1.27cm" svg:x="35.806cm" svg:y="30.123cm">
          <text:p text:style-name="P1"><text:span text:style-name="T2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38.6cm" svg:y="30.123cm">
          <text:p text:style-name="P1"><text:span text:style-name="T2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8.473cm" svg:y1="28.98cm" svg:x2="37.076cm" svg:y2="30.123cm" draw:start-shape="id10" draw:start-glue-point="6" draw:end-shape="id11" draw:end-glue-point="0" svg:d="M38473 28980v572h-1397v571" svg:viewBox="0 0 1398 1144">
          <text:p/>
        </draw:connector>
        <draw:connector draw:style-name="gr2" draw:text-style-name="P3" draw:layer="layout" svg:x1="38.473cm" svg:y1="28.98cm" svg:x2="39.87cm" svg:y2="30.123cm" draw:start-shape="id10" draw:start-glue-point="6" draw:end-shape="id12" svg:d="M38473 28980v572h1397v571" svg:viewBox="0 0 1398 1144">
          <text:p/>
        </draw:connector>
        <draw:connector draw:style-name="gr2" draw:text-style-name="P3" draw:layer="layout" draw:type="line" svg:x1="37.076cm" svg:y1="31.393cm" svg:x2="37.074cm" svg:y2="32.685cm" svg:d="M37076 31393l-2 1292" svg:viewBox="0 0 3 1293">
          <text:p/>
        </draw:connector>
        <draw:custom-shape draw:style-name="gr1" draw:text-style-name="P2" draw:layer="layout" svg:width="2.54cm" svg:height="1.27cm" svg:x="35.806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7.076cm" svg:y1="33.933cm" svg:x2="37.074cm" svg:y2="35.225cm" svg:d="M37076 33933l-2 1292" svg:viewBox="0 0 3 1293">
          <text:p/>
        </draw:connector>
        <draw:custom-shape draw:style-name="gr1" draw:text-style-name="P2" draw:layer="layout" svg:width="2.54cm" svg:height="1.27cm" svg:x="35.806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2.54cm" svg:height="1.27cm" svg:x="13.691cm" svg:y="30.123cm">
          <text:p text:style-name="P1"><text:span text:style-name="T2">J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2.54cm" svg:height="1.27cm" svg:x="17.501cm" svg:y="30.123cm">
          <text:p text:style-name="P1"><text:span text:style-name="T2">JE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2.54cm" svg:height="1.27cm" svg:x="21.328cm" svg:y="30.123cm">
          <text:p text:style-name="P1"><text:span text:style-name="T2">J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2.54cm" svg:height="1.27cm" svg:x="25.138cm" svg:y="30.123cm">
          <text:p text:style-name="P1"><text:span text:style-name="T2">J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54cm" svg:height="1.27cm" svg:x="32.741cm" svg:y="30.123cm">
          <text:p text:style-name="P1"><text:span text:style-name="T2">H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2.54cm" svg:height="1.27cm" svg:x="28.931cm" svg:y="30.123cm">
          <text:p text:style-name="P1"><text:span text:style-name="T2">N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6.916cm" svg:y1="28.98cm" svg:x2="30.201cm" svg:y2="30.123cm" draw:start-shape="id13" draw:start-glue-point="6" draw:end-shape="id14" svg:d="M26916 28980v572h3285v571" svg:viewBox="0 0 3286 1144">
          <text:p/>
        </draw:connector>
        <draw:connector draw:style-name="gr2" draw:text-style-name="P3" draw:layer="layout" svg:x1="26.916cm" svg:y1="28.98cm" svg:x2="34.011cm" svg:y2="30.123cm" draw:start-shape="id13" draw:start-glue-point="6" draw:end-shape="id15" svg:d="M26916 28980v572h7095v571" svg:viewBox="0 0 7096 1144">
          <text:p/>
        </draw:connector>
        <draw:connector draw:style-name="gr2" draw:text-style-name="P3" draw:layer="layout" svg:x1="26.916cm" svg:y1="28.98cm" svg:x2="14.961cm" svg:y2="30.123cm" draw:start-shape="id13" draw:start-glue-point="6" draw:end-shape="id16" draw:end-glue-point="0" svg:d="M26916 28980v572h-11955v571" svg:viewBox="0 0 11956 1144">
          <text:p/>
        </draw:connector>
        <draw:connector draw:style-name="gr2" draw:text-style-name="P3" draw:layer="layout" svg:x1="26.916cm" svg:y1="28.98cm" svg:x2="26.408cm" svg:y2="30.123cm" draw:start-shape="id13" draw:start-glue-point="6" draw:end-shape="id17" draw:end-glue-point="0" svg:d="M26916 28980v572h-508v571" svg:viewBox="0 0 509 1144">
          <text:p/>
        </draw:connector>
        <draw:connector draw:style-name="gr2" draw:text-style-name="P3" draw:layer="layout" svg:x1="26.916cm" svg:y1="28.98cm" svg:x2="18.771cm" svg:y2="30.123cm" draw:start-shape="id13" draw:start-glue-point="6" draw:end-shape="id18" draw:end-glue-point="0" svg:d="M26916 28980v572h-8145v571" svg:viewBox="0 0 8146 1144">
          <text:p/>
        </draw:connector>
        <draw:connector draw:style-name="gr2" draw:text-style-name="P3" draw:layer="layout" svg:x1="26.916cm" svg:y1="28.98cm" svg:x2="22.598cm" svg:y2="30.123cm" draw:start-shape="id13" draw:start-glue-point="6" draw:end-shape="id19" draw:end-glue-point="0" svg:d="M26916 28980v572h-4318v571" svg:viewBox="0 0 4319 1144">
          <text:p/>
        </draw:connector>
        <draw:connector draw:style-name="gr2" draw:text-style-name="P3" draw:layer="layout" draw:type="line" svg:x1="14.961cm" svg:y1="31.393cm" svg:x2="14.961cm" svg:y2="32.663cm" draw:start-shape="id16" draw:start-glue-point="2" draw:end-shape="id20" draw:end-glue-point="0" svg:d="M14961 31393v1270" svg:viewBox="0 0 1 1271">
          <text:p/>
        </draw:connector>
        <draw:custom-shape draw:style-name="gr1" draw:text-style-name="P2" xml:id="id20" draw:id="id20" draw:layer="layout" svg:width="2.54cm" svg:height="1.27cm" svg:x="13.691cm" svg:y="32.66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8.771cm" svg:y1="31.393cm" svg:x2="18.769cm" svg:y2="32.685cm" svg:d="M18771 31393l-2 1292" svg:viewBox="0 0 3 1293">
          <text:p/>
        </draw:connector>
        <draw:custom-shape draw:style-name="gr1" draw:text-style-name="P2" draw:layer="layout" svg:width="2.54cm" svg:height="1.27cm" svg:x="17.501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8.771cm" svg:y1="33.933cm" svg:x2="18.769cm" svg:y2="35.225cm" svg:d="M18771 33933l-2 1292" svg:viewBox="0 0 3 1293">
          <text:p/>
        </draw:connector>
        <draw:custom-shape draw:style-name="gr1" draw:text-style-name="P2" xml:id="id38" draw:id="id38" draw:layer="layout" svg:width="2.54cm" svg:height="1.27cm" svg:x="17.501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2.54cm" svg:height="1.27cm" svg:x="41.775cm" svg:y="30.123cm">
          <text:p text:style-name="P1"><text:span text:style-name="T2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2.54cm" svg:height="1.27cm" svg:x="44.569cm" svg:y="30.123cm">
          <text:p text:style-name="P1"><text:span text:style-name="T2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2.54cm" svg:height="1.27cm" svg:x="47.363cm" svg:y="30.123cm">
          <text:p text:style-name="P1"><text:span text:style-name="T2">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2.54cm" svg:height="1.27cm" svg:x="50.157cm" svg:y="30.123cm">
          <text:p text:style-name="P1"><text:span text:style-name="T2">SF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2.54cm" svg:height="1.27cm" svg:x="52.951cm" svg:y="30.123cm">
          <text:p text:style-name="P1"><text:span text:style-name="T2">S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8.633cm" svg:y1="28.98cm" svg:x2="43.045cm" svg:y2="30.123cm" draw:start-shape="id21" draw:start-glue-point="6" draw:end-shape="id22" svg:d="M48633 28980v572h-5588v571" svg:viewBox="0 0 5589 1144">
          <text:p/>
        </draw:connector>
        <draw:connector draw:style-name="gr2" draw:text-style-name="P3" draw:layer="layout" svg:x1="48.633cm" svg:y1="28.98cm" svg:x2="54.221cm" svg:y2="30.123cm" draw:start-shape="id21" draw:start-glue-point="6" draw:end-shape="id23" draw:end-glue-point="0" svg:d="M48633 28980v572h5588v571" svg:viewBox="0 0 5589 1144">
          <text:p/>
        </draw:connector>
        <draw:connector draw:style-name="gr2" draw:text-style-name="P3" draw:layer="layout" svg:x1="48.633cm" svg:y1="28.98cm" svg:x2="45.839cm" svg:y2="30.123cm" draw:start-shape="id21" draw:start-glue-point="6" draw:end-shape="id24" draw:end-glue-point="0" svg:d="M48633 28980v572h-2794v571" svg:viewBox="0 0 2795 1144">
          <text:p/>
        </draw:connector>
        <draw:connector draw:style-name="gr2" draw:text-style-name="P3" draw:layer="layout" svg:x1="48.633cm" svg:y1="28.98cm" svg:x2="51.427cm" svg:y2="30.123cm" draw:start-shape="id21" draw:start-glue-point="6" draw:end-shape="id25" draw:end-glue-point="0" svg:d="M48633 28980v572h2794v571" svg:viewBox="0 0 2795 1144">
          <text:p/>
        </draw:connector>
        <draw:connector draw:style-name="gr2" draw:text-style-name="P3" draw:layer="layout" svg:x1="48.633cm" svg:y1="28.98cm" svg:x2="48.633cm" svg:y2="30.123cm" draw:start-shape="id21" draw:start-glue-point="6" draw:end-shape="id26" draw:end-glue-point="0" svg:d="M48633 28980v1143" svg:viewBox="0 0 1 1144">
          <text:p/>
        </draw:connector>
        <draw:custom-shape draw:style-name="gr1" draw:text-style-name="P2" xml:id="id30" draw:id="id30" draw:layer="layout" svg:width="2.54cm" svg:height="1.27cm" svg:x="58.904cm" svg:y="30.123cm">
          <text:p text:style-name="P1"><text:span text:style-name="T2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2" draw:id="id32" draw:layer="layout" svg:width="2.54cm" svg:height="1.27cm" svg:x="61.698cm" svg:y="30.123cm">
          <text:p text:style-name="P1"><text:span text:style-name="T2">M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4cm" svg:y1="31.393cm" svg:x2="60.172cm" svg:y2="32.685cm" svg:d="M60174 31393l-2 1292" svg:viewBox="0 0 3 1293">
          <text:p/>
        </draw:connector>
        <draw:connector draw:style-name="gr2" draw:text-style-name="P3" draw:layer="layout" draw:type="line" svg:x1="62.968cm" svg:y1="31.393cm" svg:x2="62.966cm" svg:y2="32.685cm" svg:d="M62968 31393l-2 1292" svg:viewBox="0 0 3 1293">
          <text:p/>
        </draw:connector>
        <draw:custom-shape draw:style-name="gr1" draw:text-style-name="P2" xml:id="id57" draw:id="id57" draw:layer="layout" svg:width="2.54cm" svg:height="1.27cm" svg:x="61.698cm" svg:y="32.66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2.54cm" svg:height="1.27cm" svg:x="64.492cm" svg:y="30.123cm">
          <text:p text:style-name="P1"><text:span text:style-name="T2">MV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1" draw:id="id31" draw:layer="layout" svg:width="2.54cm" svg:height="1.27cm" svg:x="67.286cm" svg:y="30.123cm">
          <text:p text:style-name="P1"><text:span text:style-name="T2">MV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5.762cm" svg:y1="31.393cm" svg:x2="65.76cm" svg:y2="32.685cm" svg:d="M65762 31393l-2 1292" svg:viewBox="0 0 3 1293">
          <text:p/>
        </draw:connector>
        <draw:custom-shape draw:style-name="gr1" draw:text-style-name="P2" xml:id="id59" draw:id="id59" draw:layer="layout" svg:width="2.54cm" svg:height="1.27cm" svg:x="64.492cm" svg:y="32.66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8.556cm" svg:y1="31.393cm" svg:x2="68.554cm" svg:y2="32.685cm" svg:d="M68556 31393l-2 1292" svg:viewBox="0 0 3 1293">
          <text:p/>
        </draw:connector>
        <draw:custom-shape draw:style-name="gr1" draw:text-style-name="P2" xml:id="id58" draw:id="id58" draw:layer="layout" svg:width="2.54cm" svg:height="1.27cm" svg:x="67.286cm" svg:y="32.66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" draw:id="id29" draw:layer="layout" svg:width="2.54cm" svg:height="1.27cm" svg:x="70.08cm" svg:y="30.123cm">
          <text:p text:style-name="P1"><text:span text:style-name="T2">C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8" draw:id="id28" draw:layer="layout" svg:width="2.54cm" svg:height="1.27cm" svg:x="56.11cm" svg:y="30.123cm">
          <text:p text:style-name="P1"><text:span text:style-name="T2">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8cm" svg:y1="31.393cm" svg:x2="57.378cm" svg:y2="32.685cm" svg:d="M57380 31393l-2 1292" svg:viewBox="0 0 3 1293">
          <text:p/>
        </draw:connector>
        <draw:custom-shape draw:style-name="gr1" draw:text-style-name="P2" draw:layer="layout" svg:width="2.54cm" svg:height="1.27cm" svg:x="56.11cm" svg:y="32.663cm">
          <text:p text:style-name="P1"><text:span text:style-name="T1">addr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8cm" svg:y1="33.933cm" svg:x2="57.378cm" svg:y2="35.225cm" svg:d="M57380 33933l-2 1292" svg:viewBox="0 0 3 1293">
          <text:p/>
        </draw:connector>
        <draw:custom-shape draw:style-name="gr1" draw:text-style-name="P2" draw:layer="layout" svg:width="2.54cm" svg:height="1.27cm" svg:x="56.11cm" svg:y="35.203cm">
          <text:p text:style-name="P1"><text:span text:style-name="T1">mar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8cm" svg:y1="36.473cm" svg:x2="57.378cm" svg:y2="37.765cm" svg:d="M57380 36473l-2 1292" svg:viewBox="0 0 3 1293">
          <text:p/>
        </draw:connector>
        <draw:custom-shape draw:style-name="gr1" draw:text-style-name="P2" draw:layer="layout" svg:width="2.54cm" svg:height="1.27cm" svg:x="56.11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64.381cm" svg:y1="28.98cm" svg:x2="57.38cm" svg:y2="30.123cm" draw:start-shape="id27" draw:start-glue-point="6" draw:end-shape="id28" svg:d="M64381 28980v572h-7001v571" svg:viewBox="0 0 7002 1144">
          <text:p/>
        </draw:connector>
        <draw:connector draw:style-name="gr2" draw:text-style-name="P3" draw:layer="layout" svg:x1="64.381cm" svg:y1="28.98cm" svg:x2="71.35cm" svg:y2="30.123cm" draw:start-shape="id27" draw:start-glue-point="6" draw:end-shape="id29" draw:end-glue-point="0" svg:d="M64381 28980v572h6969v571" svg:viewBox="0 0 6970 1144">
          <text:p/>
        </draw:connector>
        <draw:connector draw:style-name="gr2" draw:text-style-name="P3" draw:layer="layout" svg:x1="64.381cm" svg:y1="28.98cm" svg:x2="60.174cm" svg:y2="30.123cm" draw:start-shape="id27" draw:start-glue-point="6" draw:end-shape="id30" draw:end-glue-point="0" svg:d="M64381 28980v572h-4207v571" svg:viewBox="0 0 4208 1144">
          <text:p/>
        </draw:connector>
        <draw:connector draw:style-name="gr2" draw:text-style-name="P3" draw:layer="layout" svg:x1="64.381cm" svg:y1="28.98cm" svg:x2="68.556cm" svg:y2="30.123cm" draw:start-shape="id27" draw:start-glue-point="6" draw:end-shape="id31" svg:d="M64381 28980v572h4175v571" svg:viewBox="0 0 4176 1144">
          <text:p/>
        </draw:connector>
        <draw:connector draw:style-name="gr2" draw:text-style-name="P3" draw:layer="layout" svg:x1="64.381cm" svg:y1="28.98cm" svg:x2="62.968cm" svg:y2="30.123cm" draw:start-shape="id27" draw:start-glue-point="6" draw:end-shape="id32" svg:d="M64381 28980v572h-1413v571" svg:viewBox="0 0 1414 1144">
          <text:p/>
        </draw:connector>
        <draw:connector draw:style-name="gr2" draw:text-style-name="P3" draw:layer="layout" svg:x1="64.381cm" svg:y1="28.98cm" svg:x2="65.762cm" svg:y2="30.123cm" draw:start-shape="id27" draw:start-glue-point="6" draw:end-shape="id33" svg:d="M64381 28980v572h1381v571" svg:viewBox="0 0 1382 1144">
          <text:p/>
        </draw:connector>
        <draw:connector draw:style-name="gr2" draw:text-style-name="P3" xml:id="id47" draw:id="id47" draw:layer="layout" svg:x1="30.201cm" svg:y1="31.393cm" svg:x2="30.201cm" svg:y2="31.393cm" draw:start-shape="id14" draw:start-glue-point="2" draw:end-shape="id14" draw:end-glue-point="2" svg:d="M30201 31393z" svg:viewBox="0 0 1 1">
          <text:p/>
        </draw:connector>
        <draw:custom-shape draw:style-name="gr1" draw:text-style-name="P2" xml:id="id34" draw:id="id34" draw:layer="layout" svg:width="2.54cm" svg:height="1.27cm" svg:x="42.52cm" svg:y="44.728cm">
          <text:p text:style-name="P1"><text:span text:style-name="T1">pc_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35" draw:id="id35" draw:layer="layout" draw:line-skew="5.715cm -16.955cm" svg:x1="14.961cm" svg:y1="33.933cm" svg:x2="42.52cm" svg:y2="6.755cm" draw:start-shape="id20" draw:start-glue-point="2" draw:end-shape="id1" draw:end-glue-point="3" svg:d="M14961 33933v6216h-2540v-33394h30099" svg:viewBox="0 0 30100 33395">
          <text:p/>
        </draw:connector>
        <draw:connector draw:style-name="gr2" draw:text-style-name="P1" draw:layer="layout" svg:x1="43.79cm" svg:y1="45.998cm" svg:x2="12.421cm" svg:y2="40.149cm" draw:start-shape="id34" draw:start-glue-point="2" draw:end-shape="id35" draw:end-glue-point="0" svg:d="M43790 45998v501h-31369v-6350" svg:viewBox="0 0 31370 6351">
          <text:p/>
        </draw:connector>
        <draw:custom-shape draw:style-name="gr1" draw:text-style-name="P2" xml:id="id2" draw:id="id2" draw:layer="layout" svg:width="2.54cm" svg:height="1.27cm" svg:x="42.52cm" svg:y="8.66cm">
          <text:p text:style-name="P1"><text:span text:style-name="T1">wait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cm" svg:y1="9.93cm" svg:x2="43.79cm" svg:y2="11.2cm" draw:start-shape="id2" draw:start-glue-point="2" draw:end-shape="id36" draw:end-glue-point="0" svg:d="M43790 9930v1270" svg:viewBox="0 0 1 1271">
          <text:p/>
        </draw:connector>
        <draw:custom-shape draw:style-name="gr1" draw:text-style-name="P2" xml:id="id36" draw:id="id36" draw:layer="layout" svg:width="2.54cm" svg:height="1.27cm" svg:x="42.52cm" svg:y="11.2cm">
          <text:p text:style-name="P1"><text:span text:style-name="T1">wait_m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cm" svg:y1="12.47cm" svg:x2="43.79cm" svg:y2="13.74cm" draw:start-shape="id36" draw:start-glue-point="2" draw:end-shape="id37" draw:end-glue-point="0" svg:d="M43790 12470v1270" svg:viewBox="0 0 1 1271">
          <text:p/>
        </draw:connector>
        <draw:custom-shape draw:style-name="gr1" draw:text-style-name="P2" xml:id="id37" draw:id="id37" draw:layer="layout" svg:width="2.54cm" svg:height="1.27cm" svg:x="42.52cm" svg:y="13.74cm">
          <text:p text:style-name="P1"><text:span text:style-name="T1">wait_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79cm" svg:y1="15.01cm" svg:x2="43.791cm" svg:y2="16.28cm" draw:start-shape="id37" draw:start-glue-point="2" draw:end-shape="id3" svg:d="M43790 15010l1 1270" svg:viewBox="0 0 2 1271">
          <text:p/>
        </draw:connector>
        <draw:custom-shape draw:style-name="gr3" draw:text-style-name="P4" xml:id="id39" draw:id="id39" draw:layer="layout" svg:width="2.032cm" svg:height="2.032cm" svg:x="17.755cm" svg:y="37.743cm">
          <text:p text:style-name="P3"><text:span text:style-name="T1">Zf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18.771cm" svg:y1="36.473cm" svg:x2="18.771cm" svg:y2="37.743cm" draw:start-shape="id38" draw:start-glue-point="2" draw:end-shape="id39" draw:end-glue-point="4" svg:d="M18771 36473v1270" svg:viewBox="0 0 1 1271">
          <text:p/>
        </draw:connector>
        <draw:custom-shape draw:style-name="gr1" draw:text-style-name="P2" xml:id="id40" draw:id="id40" draw:layer="layout" svg:width="2.54cm" svg:height="1.27cm" svg:x="17.501cm" svg:y="41.045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8.771cm" svg:y1="39.775cm" svg:x2="18.771cm" svg:y2="41.045cm" draw:start-shape="id39" draw:start-glue-point="6" draw:end-shape="id40" draw:end-glue-point="0" svg:d="M18771 39775v1270" svg:viewBox="0 0 1 1271">
          <text:p/>
        </draw:connector>
        <draw:connector draw:style-name="gr2" draw:text-style-name="P1" draw:layer="layout" draw:line-skew="3.69cm" svg:x1="18.771cm" svg:y1="42.315cm" svg:x2="12.421cm" svg:y2="40.149cm" draw:start-shape="id40" draw:start-glue-point="2" draw:end-shape="id35" draw:end-glue-point="0" svg:d="M18771 42315v4191h-6350v-6357" svg:viewBox="0 0 6351 6358">
          <text:p/>
        </draw:connector>
        <draw:connector draw:style-name="gr2" draw:text-style-name="P3" draw:layer="layout" draw:type="line" svg:x1="22.598cm" svg:y1="31.393cm" svg:x2="22.579cm" svg:y2="32.685cm" draw:start-shape="id19" draw:start-glue-point="2" svg:d="M22598 31393l-19 1292" svg:viewBox="0 0 20 1293">
          <text:p/>
        </draw:connector>
        <draw:custom-shape draw:style-name="gr1" draw:text-style-name="P2" draw:layer="layout" svg:width="2.54cm" svg:height="1.27cm" svg:x="21.311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2.581cm" svg:y1="33.933cm" svg:x2="22.579cm" svg:y2="35.225cm" svg:d="M22581 33933l-2 1292" svg:viewBox="0 0 3 1293">
          <text:p/>
        </draw:connector>
        <draw:custom-shape draw:style-name="gr1" draw:text-style-name="P2" xml:id="id41" draw:id="id41" draw:layer="layout" svg:width="2.54cm" svg:height="1.27cm" svg:x="21.311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2" draw:id="id42" draw:layer="layout" svg:width="2.032cm" svg:height="2.032cm" svg:x="21.565cm" svg:y="37.743cm">
          <text:p text:style-name="P5"><text:span text:style-name="T3">!nf &amp; !zf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2.581cm" svg:y1="36.473cm" svg:x2="22.581cm" svg:y2="37.743cm" draw:start-shape="id41" draw:start-glue-point="2" draw:end-shape="id42" draw:end-glue-point="4" svg:d="M22581 36473v1270" svg:viewBox="0 0 1 1271">
          <text:p/>
        </draw:connector>
        <draw:custom-shape draw:style-name="gr1" draw:text-style-name="P2" xml:id="id43" draw:id="id43" draw:layer="layout" svg:width="2.54cm" svg:height="1.27cm" svg:x="21.311cm" svg:y="41.045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2.581cm" svg:y1="39.775cm" svg:x2="22.581cm" svg:y2="41.045cm" draw:start-shape="id42" draw:start-glue-point="6" draw:end-shape="id43" draw:end-glue-point="0" svg:d="M22581 39775v1270" svg:viewBox="0 0 1 1271">
          <text:p/>
        </draw:connector>
        <draw:connector draw:style-name="gr2" draw:text-style-name="P3" draw:layer="layout" draw:type="line" svg:x1="26.408cm" svg:y1="31.393cm" svg:x2="26.389cm" svg:y2="32.685cm" svg:d="M26408 31393l-19 1292" svg:viewBox="0 0 20 1293">
          <text:p/>
        </draw:connector>
        <draw:custom-shape draw:style-name="gr1" draw:text-style-name="P2" draw:layer="layout" svg:width="2.54cm" svg:height="1.27cm" svg:x="25.121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391cm" svg:y1="33.933cm" svg:x2="26.389cm" svg:y2="35.225cm" svg:d="M26391 33933l-2 1292" svg:viewBox="0 0 3 1293">
          <text:p/>
        </draw:connector>
        <draw:custom-shape draw:style-name="gr1" draw:text-style-name="P2" xml:id="id44" draw:id="id44" draw:layer="layout" svg:width="2.54cm" svg:height="1.27cm" svg:x="25.121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5" draw:id="id45" draw:layer="layout" svg:width="2.032cm" svg:height="2.032cm" svg:x="25.375cm" svg:y="37.743cm">
          <text:p text:style-name="P3"><text:span text:style-name="T1">nf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26.391cm" svg:y1="36.473cm" svg:x2="26.391cm" svg:y2="37.743cm" draw:start-shape="id44" draw:start-glue-point="2" draw:end-shape="id45" draw:end-glue-point="4" svg:d="M26391 36473v1270" svg:viewBox="0 0 1 1271">
          <text:p/>
        </draw:connector>
        <draw:custom-shape draw:style-name="gr1" draw:text-style-name="P2" xml:id="id46" draw:id="id46" draw:layer="layout" svg:width="2.54cm" svg:height="1.27cm" svg:x="25.121cm" svg:y="41.045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391cm" svg:y1="39.775cm" svg:x2="26.391cm" svg:y2="41.045cm" draw:start-shape="id45" draw:start-glue-point="6" draw:end-shape="id46" draw:end-glue-point="0" svg:d="M26391 39775v1270" svg:viewBox="0 0 1 1271">
          <text:p/>
        </draw:connector>
        <draw:connector draw:style-name="gr2" draw:text-style-name="P1" draw:layer="layout" draw:line-skew="3.69cm" svg:x1="22.581cm" svg:y1="42.315cm" svg:x2="12.421cm" svg:y2="40.149cm" draw:start-shape="id43" draw:start-glue-point="2" draw:end-shape="id35" draw:end-glue-point="0" svg:d="M22581 42315v4191h-10160v-6357" svg:viewBox="0 0 10161 6358">
          <text:p/>
        </draw:connector>
        <draw:connector draw:style-name="gr2" draw:text-style-name="P1" draw:layer="layout" draw:line-skew="3.69cm" svg:x1="26.391cm" svg:y1="42.315cm" svg:x2="12.421cm" svg:y2="40.149cm" draw:start-shape="id46" draw:start-glue-point="2" draw:end-shape="id35" draw:end-glue-point="0" svg:d="M26391 42315v4191h-13970v-6357" svg:viewBox="0 0 13971 6358">
          <text:p/>
        </draw:connector>
        <draw:connector draw:style-name="gr2" draw:text-style-name="P1" draw:layer="layout" draw:line-skew="-10.479cm" svg:x1="19.787cm" svg:y1="38.759cm" svg:x2="42.52cm" svg:y2="45.363cm" draw:start-shape="id39" draw:start-glue-point="7" draw:end-shape="id34" draw:end-glue-point="3" svg:d="M19787 38759h888v6604h21845" svg:viewBox="0 0 22734 6605">
          <text:p/>
        </draw:connector>
        <draw:connector draw:style-name="gr2" draw:text-style-name="P1" draw:layer="layout" draw:line-skew="-8.574cm" svg:x1="23.597cm" svg:y1="38.759cm" svg:x2="42.52cm" svg:y2="45.363cm" draw:start-shape="id42" draw:start-glue-point="7" draw:end-shape="id34" draw:end-glue-point="3" svg:d="M23597 38759h888v6604h18035" svg:viewBox="0 0 18924 6605">
          <text:p/>
        </draw:connector>
        <draw:connector draw:style-name="gr2" draw:text-style-name="P1" draw:layer="layout" draw:line-skew="-6.669cm" svg:x1="27.407cm" svg:y1="38.759cm" svg:x2="42.52cm" svg:y2="45.363cm" draw:start-shape="id45" draw:start-glue-point="7" draw:end-shape="id34" draw:end-glue-point="3" svg:d="M27407 38759h888v6604h14225" svg:viewBox="0 0 15114 6605">
          <text:p/>
        </draw:connector>
        <draw:connector draw:style-name="gr2" draw:text-style-name="P3" draw:layer="layout" draw:type="line" svg:x1="37.059cm" svg:y1="36.473cm" svg:x2="37.057cm" svg:y2="37.765cm" svg:d="M37059 36473l-2 1292" svg:viewBox="0 0 3 1293">
          <text:p/>
        </draw:connector>
        <draw:custom-shape draw:style-name="gr1" draw:text-style-name="P2" xml:id="id48" draw:id="id48" draw:layer="layout" svg:width="2.54cm" svg:height="1.27cm" svg:x="35.789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9.87cm" svg:y1="31.393cm" svg:x2="39.868cm" svg:y2="32.685cm" svg:d="M39870 31393l-2 1292" svg:viewBox="0 0 3 1293">
          <text:p/>
        </draw:connector>
        <draw:custom-shape draw:style-name="gr1" draw:text-style-name="P2" draw:layer="layout" svg:width="2.54cm" svg:height="1.27cm" svg:x="38.6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9.87cm" svg:y1="33.933cm" svg:x2="39.868cm" svg:y2="35.225cm" svg:d="M39870 33933l-2 1292" svg:viewBox="0 0 3 1293">
          <text:p/>
        </draw:connector>
        <draw:custom-shape draw:style-name="gr1" draw:text-style-name="P2" draw:layer="layout" svg:width="2.54cm" svg:height="1.27cm" svg:x="38.6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9.853cm" svg:y1="36.473cm" svg:x2="39.851cm" svg:y2="37.765cm" svg:d="M39853 36473l-2 1292" svg:viewBox="0 0 3 1293">
          <text:p/>
        </draw:connector>
        <draw:custom-shape draw:style-name="gr1" draw:text-style-name="P2" xml:id="id49" draw:id="id49" draw:layer="layout" svg:width="2.54cm" svg:height="1.27cm" svg:x="38.583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028cm" svg:y1="31.393cm" svg:x2="43.026cm" svg:y2="32.685cm" svg:d="M43028 31393l-2 1292" svg:viewBox="0 0 3 1293">
          <text:p/>
        </draw:connector>
        <draw:custom-shape draw:style-name="gr1" draw:text-style-name="P2" draw:layer="layout" svg:width="2.54cm" svg:height="1.27cm" svg:x="41.758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028cm" svg:y1="33.933cm" svg:x2="43.026cm" svg:y2="35.225cm" svg:d="M43028 33933l-2 1292" svg:viewBox="0 0 3 1293">
          <text:p/>
        </draw:connector>
        <draw:custom-shape draw:style-name="gr1" draw:text-style-name="P2" draw:layer="layout" svg:width="2.54cm" svg:height="1.27cm" svg:x="41.758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3.011cm" svg:y1="36.473cm" svg:x2="43.009cm" svg:y2="37.765cm" svg:d="M43011 36473l-2 1292" svg:viewBox="0 0 3 1293">
          <text:p/>
        </draw:connector>
        <draw:custom-shape draw:style-name="gr1" draw:text-style-name="P2" xml:id="id50" draw:id="id50" draw:layer="layout" svg:width="2.54cm" svg:height="1.27cm" svg:x="41.741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5.822cm" svg:y1="31.393cm" svg:x2="45.82cm" svg:y2="32.685cm" svg:d="M45822 31393l-2 1292" svg:viewBox="0 0 3 1293">
          <text:p/>
        </draw:connector>
        <draw:custom-shape draw:style-name="gr1" draw:text-style-name="P2" draw:layer="layout" svg:width="2.54cm" svg:height="1.27cm" svg:x="44.552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5.822cm" svg:y1="33.933cm" svg:x2="45.82cm" svg:y2="35.225cm" svg:d="M45822 33933l-2 1292" svg:viewBox="0 0 3 1293">
          <text:p/>
        </draw:connector>
        <draw:custom-shape draw:style-name="gr1" draw:text-style-name="P2" draw:layer="layout" svg:width="2.54cm" svg:height="1.27cm" svg:x="44.552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5.805cm" svg:y1="36.473cm" svg:x2="45.803cm" svg:y2="37.765cm" svg:d="M45805 36473l-2 1292" svg:viewBox="0 0 3 1293">
          <text:p/>
        </draw:connector>
        <draw:custom-shape draw:style-name="gr1" draw:text-style-name="P2" xml:id="id51" draw:id="id51" draw:layer="layout" svg:width="2.54cm" svg:height="1.27cm" svg:x="44.535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8.633cm" svg:y1="31.393cm" svg:x2="48.631cm" svg:y2="32.685cm" svg:d="M48633 31393l-2 1292" svg:viewBox="0 0 3 1293">
          <text:p/>
        </draw:connector>
        <draw:custom-shape draw:style-name="gr1" draw:text-style-name="P2" draw:layer="layout" svg:width="2.54cm" svg:height="1.27cm" svg:x="47.363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8.633cm" svg:y1="33.933cm" svg:x2="48.631cm" svg:y2="35.225cm" svg:d="M48633 33933l-2 1292" svg:viewBox="0 0 3 1293">
          <text:p/>
        </draw:connector>
        <draw:custom-shape draw:style-name="gr1" draw:text-style-name="P2" draw:layer="layout" svg:width="2.54cm" svg:height="1.27cm" svg:x="47.363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8.616cm" svg:y1="36.473cm" svg:x2="48.614cm" svg:y2="37.765cm" svg:d="M48616 36473l-2 1292" svg:viewBox="0 0 3 1293">
          <text:p/>
        </draw:connector>
        <draw:custom-shape draw:style-name="gr1" draw:text-style-name="P2" xml:id="id52" draw:id="id52" draw:layer="layout" svg:width="2.54cm" svg:height="1.27cm" svg:x="47.346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1.427cm" svg:y1="31.393cm" svg:x2="51.425cm" svg:y2="32.685cm" svg:d="M51427 31393l-2 1292" svg:viewBox="0 0 3 1293">
          <text:p/>
        </draw:connector>
        <draw:custom-shape draw:style-name="gr1" draw:text-style-name="P2" draw:layer="layout" svg:width="2.54cm" svg:height="1.27cm" svg:x="50.157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1.427cm" svg:y1="33.933cm" svg:x2="51.425cm" svg:y2="35.225cm" svg:d="M51427 33933l-2 1292" svg:viewBox="0 0 3 1293">
          <text:p/>
        </draw:connector>
        <draw:custom-shape draw:style-name="gr1" draw:text-style-name="P2" draw:layer="layout" svg:width="2.54cm" svg:height="1.27cm" svg:x="50.157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1.41cm" svg:y1="36.473cm" svg:x2="51.408cm" svg:y2="37.765cm" svg:d="M51410 36473l-2 1292" svg:viewBox="0 0 3 1293">
          <text:p/>
        </draw:connector>
        <draw:custom-shape draw:style-name="gr1" draw:text-style-name="P2" xml:id="id53" draw:id="id53" draw:layer="layout" svg:width="2.54cm" svg:height="1.27cm" svg:x="50.14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4.221cm" svg:y1="31.393cm" svg:x2="54.219cm" svg:y2="32.685cm" svg:d="M54221 31393l-2 1292" svg:viewBox="0 0 3 1293">
          <text:p/>
        </draw:connector>
        <draw:custom-shape draw:style-name="gr1" draw:text-style-name="P2" draw:layer="layout" svg:width="2.54cm" svg:height="1.27cm" svg:x="52.951cm" svg:y="32.663cm">
          <text:p text:style-name="P1"><text:span text:style-name="T1">alu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4.221cm" svg:y1="33.933cm" svg:x2="54.219cm" svg:y2="35.225cm" svg:d="M54221 33933l-2 1292" svg:viewBox="0 0 3 1293">
          <text:p/>
        </draw:connector>
        <draw:custom-shape draw:style-name="gr1" draw:text-style-name="P2" draw:layer="layout" svg:width="2.54cm" svg:height="1.27cm" svg:x="52.951cm" svg:y="35.203cm">
          <text:p text:style-name="P1"><text:span text:style-name="T1">alu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4.204cm" svg:y1="36.473cm" svg:x2="54.202cm" svg:y2="37.765cm" svg:d="M54204 36473l-2 1292" svg:viewBox="0 0 3 1293">
          <text:p/>
        </draw:connector>
        <draw:custom-shape draw:style-name="gr1" draw:text-style-name="P2" xml:id="id54" draw:id="id54" draw:layer="layout" svg:width="2.54cm" svg:height="1.27cm" svg:x="52.934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8cm" svg:y1="36.473cm" svg:x2="57.378cm" svg:y2="37.765cm" svg:d="M57380 36473l-2 1292" svg:viewBox="0 0 3 1293">
          <text:p/>
        </draw:connector>
        <draw:custom-shape draw:style-name="gr1" draw:text-style-name="P2" draw:layer="layout" svg:width="2.54cm" svg:height="1.27cm" svg:x="56.11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56.11cm" svg:y="37.743cm">
          <text:p text:style-name="P1"><text:span text:style-name="T1">ram_oe</text:span></text:p>
          <text:p text:style-name="P1"><text:span text:style-name="T1">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79cm" svg:y1="39.013cm" svg:x2="57.377cm" svg:y2="40.305cm" svg:d="M57379 39013l-2 1292" svg:viewBox="0 0 3 1293">
          <text:p/>
        </draw:connector>
        <draw:custom-shape draw:style-name="gr1" draw:text-style-name="P2" draw:layer="layout" svg:width="2.54cm" svg:height="1.27cm" svg:x="56.109cm" svg:y="40.28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7.379cm" svg:y1="39.013cm" svg:x2="57.377cm" svg:y2="40.305cm" svg:d="M57379 39013l-2 1292" svg:viewBox="0 0 3 1293">
          <text:p/>
        </draw:connector>
        <draw:custom-shape draw:style-name="gr1" draw:text-style-name="P2" draw:layer="layout" svg:width="2.54cm" svg:height="1.27cm" svg:x="56.109cm" svg:y="40.28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5" draw:id="id55" draw:layer="layout" svg:width="2.54cm" svg:height="1.27cm" svg:x="56.109cm" svg:y="40.28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58.903cm" svg:y="32.663cm">
          <text:p text:style-name="P1"><text:span text:style-name="T1">addr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3cm" svg:y1="33.933cm" svg:x2="60.171cm" svg:y2="35.225cm" svg:d="M60173 33933l-2 1292" svg:viewBox="0 0 3 1293">
          <text:p/>
        </draw:connector>
        <draw:custom-shape draw:style-name="gr1" draw:text-style-name="P2" draw:layer="layout" svg:width="2.54cm" svg:height="1.27cm" svg:x="58.903cm" svg:y="35.203cm">
          <text:p text:style-name="P1"><text:span text:style-name="T1">mar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3cm" svg:y1="36.473cm" svg:x2="60.171cm" svg:y2="37.765cm" svg:d="M60173 36473l-2 1292" svg:viewBox="0 0 3 1293">
          <text:p/>
        </draw:connector>
        <draw:custom-shape draw:style-name="gr1" draw:text-style-name="P2" draw:layer="layout" svg:width="2.54cm" svg:height="1.27cm" svg:x="58.903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3cm" svg:y1="36.473cm" svg:x2="60.171cm" svg:y2="37.765cm" svg:d="M60173 36473l-2 1292" svg:viewBox="0 0 3 1293">
          <text:p/>
        </draw:connector>
        <draw:custom-shape draw:style-name="gr1" draw:text-style-name="P2" draw:layer="layout" svg:width="2.54cm" svg:height="1.27cm" svg:x="58.903cm" svg:y="37.74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1.27cm" svg:x="58.903cm" svg:y="37.743cm">
          <text:p text:style-name="P1"><text:span text:style-name="T1">dob_s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2cm" svg:y1="39.013cm" svg:x2="60.17cm" svg:y2="40.305cm" svg:d="M60172 39013l-2 1292" svg:viewBox="0 0 3 1293">
          <text:p/>
        </draw:connector>
        <draw:custom-shape draw:style-name="gr1" draw:text-style-name="P2" draw:layer="layout" svg:width="2.54cm" svg:height="1.27cm" svg:x="58.902cm" svg:y="40.28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0.172cm" svg:y1="39.013cm" svg:x2="60.17cm" svg:y2="40.305cm" svg:d="M60172 39013l-2 1292" svg:viewBox="0 0 3 1293">
          <text:p/>
        </draw:connector>
        <draw:custom-shape draw:style-name="gr1" draw:text-style-name="P2" draw:layer="layout" svg:width="2.54cm" svg:height="1.27cm" svg:x="58.902cm" svg:y="40.283cm">
          <text:p text:style-name="P1"><text:span text:style-name="T1">reg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6" draw:id="id56" draw:layer="layout" svg:width="2.54cm" svg:height="1.27cm" svg:x="58.902cm" svg:y="40.283cm">
          <text:p text:style-name="P1"><text:span text:style-name="T1">ram_wr</text:span></text:p>
          <text:p text:style-name="P1"><text:span text:style-name="T1">_wa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6.16cm" svg:x1="30.201cm" svg:y1="31.393cm" svg:x2="42.52cm" svg:y2="45.363cm" draw:start-shape="id47" draw:start-glue-point="0" draw:end-shape="id34" draw:end-glue-point="3" svg:d="M30201 31393v13970h12319" svg:viewBox="0 0 12320 13971">
          <text:p/>
        </draw:connector>
        <draw:connector draw:style-name="gr2" draw:text-style-name="P1" draw:layer="layout" svg:x1="37.059cm" svg:y1="39.013cm" svg:x2="43.79cm" svg:y2="44.728cm" draw:start-shape="id48" draw:start-glue-point="2" draw:end-shape="id34" draw:end-glue-point="0" svg:d="M37059 39013v2858h6731v2857" svg:viewBox="0 0 6732 5716">
          <text:p/>
        </draw:connector>
        <draw:connector draw:style-name="gr2" draw:text-style-name="P1" draw:layer="layout" svg:x1="39.853cm" svg:y1="39.013cm" svg:x2="43.79cm" svg:y2="44.728cm" draw:start-shape="id49" draw:start-glue-point="2" draw:end-shape="id34" draw:end-glue-point="0" svg:d="M39853 39013v2858h3937v2857" svg:viewBox="0 0 3938 5716">
          <text:p/>
        </draw:connector>
        <draw:connector draw:style-name="gr2" draw:text-style-name="P1" draw:layer="layout" svg:x1="43.011cm" svg:y1="39.013cm" svg:x2="43.79cm" svg:y2="44.728cm" draw:start-shape="id50" draw:start-glue-point="2" draw:end-shape="id34" draw:end-glue-point="0" svg:d="M43011 39013v2858h779v2857" svg:viewBox="0 0 780 5716">
          <text:p/>
        </draw:connector>
        <draw:connector draw:style-name="gr2" draw:text-style-name="P1" draw:layer="layout" svg:x1="45.805cm" svg:y1="39.013cm" svg:x2="43.79cm" svg:y2="44.728cm" draw:start-shape="id51" draw:start-glue-point="2" draw:end-shape="id34" draw:end-glue-point="0" svg:d="M45805 39013v2858h-2015v2857" svg:viewBox="0 0 2016 5716">
          <text:p/>
        </draw:connector>
        <draw:connector draw:style-name="gr2" draw:text-style-name="P1" draw:layer="layout" svg:x1="48.616cm" svg:y1="39.013cm" svg:x2="43.79cm" svg:y2="44.728cm" draw:start-shape="id52" draw:start-glue-point="2" draw:end-shape="id34" draw:end-glue-point="0" svg:d="M48616 39013v2858h-4826v2857" svg:viewBox="0 0 4827 5716">
          <text:p/>
        </draw:connector>
        <draw:connector draw:style-name="gr2" draw:text-style-name="P1" draw:layer="layout" svg:x1="51.41cm" svg:y1="39.013cm" svg:x2="43.79cm" svg:y2="44.728cm" draw:start-shape="id53" draw:start-glue-point="2" draw:end-shape="id34" draw:end-glue-point="0" svg:d="M51410 39013v2858h-7620v2857" svg:viewBox="0 0 7621 5716">
          <text:p/>
        </draw:connector>
        <draw:connector draw:style-name="gr2" draw:text-style-name="P1" draw:layer="layout" svg:x1="54.204cm" svg:y1="39.013cm" svg:x2="43.79cm" svg:y2="44.728cm" draw:start-shape="id54" draw:start-glue-point="2" draw:end-shape="id34" draw:end-glue-point="0" svg:d="M54204 39013v2858h-10414v2857" svg:viewBox="0 0 10415 5716">
          <text:p/>
        </draw:connector>
        <draw:connector draw:style-name="gr2" draw:text-style-name="P1" draw:layer="layout" svg:x1="57.379cm" svg:y1="41.553cm" svg:x2="45.06cm" svg:y2="45.363cm" draw:start-shape="id55" draw:start-glue-point="2" draw:end-shape="id34" draw:end-glue-point="1" svg:d="M57379 41553v3810h-12319" svg:viewBox="0 0 12320 3811">
          <text:p/>
        </draw:connector>
        <draw:connector draw:style-name="gr2" draw:text-style-name="P1" draw:layer="layout" svg:x1="71.35cm" svg:y1="31.393cm" svg:x2="45.06cm" svg:y2="45.363cm" draw:start-shape="id29" draw:start-glue-point="2" draw:end-shape="id34" draw:end-glue-point="1" svg:d="M71350 31393v13970h-26290" svg:viewBox="0 0 26291 13971">
          <text:p/>
        </draw:connector>
        <draw:connector draw:style-name="gr2" draw:text-style-name="P1" draw:layer="layout" svg:x1="60.172cm" svg:y1="41.553cm" svg:x2="45.06cm" svg:y2="45.363cm" draw:start-shape="id56" draw:start-glue-point="2" draw:end-shape="id34" draw:end-glue-point="1" svg:d="M60172 41553v3810h-15112" svg:viewBox="0 0 15113 3811">
          <text:p/>
        </draw:connector>
        <draw:connector draw:style-name="gr2" draw:text-style-name="P1" draw:layer="layout" svg:x1="62.968cm" svg:y1="33.933cm" svg:x2="45.06cm" svg:y2="45.363cm" draw:start-shape="id57" draw:start-glue-point="2" draw:end-shape="id34" draw:end-glue-point="1" svg:d="M62968 33933v11430h-17908" svg:viewBox="0 0 17909 11431">
          <text:p/>
        </draw:connector>
        <draw:connector draw:style-name="gr2" draw:text-style-name="P1" draw:layer="layout" svg:x1="68.556cm" svg:y1="33.933cm" svg:x2="45.06cm" svg:y2="45.363cm" draw:start-shape="id58" draw:start-glue-point="2" draw:end-shape="id34" draw:end-glue-point="1" svg:d="M68556 33933v11430h-23496" svg:viewBox="0 0 23497 11431">
          <text:p/>
        </draw:connector>
        <draw:connector draw:style-name="gr2" draw:text-style-name="P1" draw:layer="layout" svg:x1="65.762cm" svg:y1="33.933cm" svg:x2="45.06cm" svg:y2="45.363cm" draw:start-shape="id59" draw:start-glue-point="2" draw:end-shape="id34" draw:end-glue-point="1" svg:d="M65762 33933v11430h-20702" svg:viewBox="0 0 20703 114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4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lancy-ZBF63Z</meta:initial-creator>
    <meta:creation-date>2018-01-18T10:50:58.838787786</meta:creation-date>
    <dc:date>2018-02-06T11:21:25.138985021</dc:date>
    <dc:creator>Joseph Clancy-ZBF63Z</dc:creator>
    <meta:editing-duration>PT25M39S</meta:editing-duration>
    <meta:editing-cycles>6</meta:editing-cycles>
    <meta:generator>LibreOffice/4.3.7.2$Linux_X86_64 LibreOffice_project/430$Build-2</meta:generator>
    <meta:document-statistic meta:object-count="199"/>
  </office:meta>
</office:document-meta>
</file>